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Imax (mA)</text:p>
          </table:table-cell>
          <table:table-cell table:style-name="ce1" office:value-type="string" calcext:value-type="string">
            <text:p>fournisseur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photores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istance 10k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istance 220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pihut</text:p>
          </table:table-cell>
        </table:table-row>
        <table:table-row table:style-name="ro1">
          <table:table-cell office:value-type="string" calcext:value-type="string">
            <text:p>24C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/conrad</text:p>
          </table:table-cell>
        </table:table-row>
        <table:table-row table:style-name="ro1">
          <table:table-cell table:style-name="ce2" office:value-type="string" calcext:value-type="string">
            <text:p>bou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esp826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epihut</text:p>
          </table:table-cell>
        </table:table-row>
        <table:table-row table:style-name="ro1">
          <table:table-cell table:style-name="ce2" office:value-type="string" calcext:value-type="string">
            <text:p>led rg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arge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string" calcext:value-type="string">
            <text:p>prise femelle pour al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rad/mouser</text:p>
          </table:table-cell>
        </table:table-row>
        <table:table-row table:style-name="ro1">
          <table:table-cell/>
          <table:table-cell table:formula="of:=SUM([.B2:.B12])" office:value-type="float" office:value="736" calcext:value-type="float">
            <text:p>7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1:59:53.169169282</meta:creation-date>
    <dc:date>2018-05-18T22:21:16.782214909</dc:date>
    <meta:editing-duration>PT10M12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